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507d" officeooo:paragraph-rsid="001e507d"/>
    </style:style>
    <style:style style:name="P2" style:family="paragraph" style:parent-style-name="Text_20_body" style:list-style-name="L1">
      <style:text-properties officeooo:rsid="001e507d" officeooo:paragraph-rsid="001e507d"/>
    </style:style>
    <style:style style:name="P3" style:family="paragraph" style:parent-style-name="Text_20_body" style:list-style-name="L1">
      <style:text-properties officeooo:rsid="001dc39b" officeooo:paragraph-rsid="00262142"/>
    </style:style>
    <style:style style:name="P4" style:family="paragraph" style:parent-style-name="Text_20_body" style:list-style-name="L1">
      <style:text-properties fo:font-variant="normal" fo:text-transform="none" fo:color="#333333" style:font-name="Times New Roman" fo:font-size="12pt" fo:letter-spacing="normal" fo:font-style="normal" fo:font-weight="normal" officeooo:rsid="001e507d" officeooo:paragraph-rsid="001e507d" style:font-size-asian="12pt" style:font-size-complex="12pt"/>
    </style:style>
    <style:style style:name="P5" style:family="paragraph" style:parent-style-name="Text_20_body" style:list-style-name="L1">
      <style:text-properties officeooo:paragraph-rsid="001d189d"/>
    </style:style>
    <style:style style:name="P6" style:family="paragraph" style:parent-style-name="Text_20_body" style:list-style-name="L1">
      <style:text-properties officeooo:paragraph-rsid="001dc39b"/>
    </style:style>
    <style:style style:name="P7" style:family="paragraph" style:parent-style-name="Text_20_body" style:list-style-name="L1">
      <style:text-properties officeooo:paragraph-rsid="00224b42"/>
    </style:style>
    <style:style style:name="P8" style:family="paragraph" style:parent-style-name="Text_20_body" style:list-style-name="L1">
      <style:paragraph-properties fo:margin-left="2.501cm" fo:margin-right="0cm" fo:text-indent="-0.635cm" style:auto-text-indent="false"/>
      <style:text-properties officeooo:paragraph-rsid="001dc39b"/>
    </style:style>
    <style:style style:name="P9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7f997" officeooo:paragraph-rsid="00224b42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24b42"/>
    </style:style>
    <style:style style:name="P11" style:family="paragraph" style:parent-style-name="Azione_20_sistema" style:list-style-name="L1">
      <style:text-properties officeooo:rsid="0007f997" officeooo:paragraph-rsid="00224b42"/>
    </style:style>
    <style:style style:name="P12" style:family="paragraph" style:parent-style-name="Azione_20_sistema" style:list-style-name="L1">
      <style:paragraph-properties fo:margin-left="2.501cm" fo:margin-right="0cm" fo:text-indent="-0.635cm" style:auto-text-indent="false"/>
      <style:text-properties officeooo:rsid="0007f997" officeooo:paragraph-rsid="00224b42"/>
    </style:style>
    <style:style style:name="T1" style:family="text">
      <style:text-properties officeooo:rsid="001e507d"/>
    </style:style>
    <style:style style:name="T2" style:family="text">
      <style:text-properties fo:font-variant="normal" fo:text-transform="none" fo:color="#333333" style:font-name="Times New Roman" fo:font-size="12pt" fo:letter-spacing="normal" fo:font-style="normal" fo:font-weight="normal" officeooo:rsid="001e507d" style:font-size-asian="12pt" style:font-size-complex="12pt"/>
    </style:style>
    <style:style style:name="T3" style:family="text">
      <style:text-properties fo:font-variant="normal" fo:text-transform="none" fo:color="#333333" style:font-name="Times New Roman" fo:font-size="12pt" fo:letter-spacing="normal" fo:font-style="normal" fo:font-weight="normal" officeooo:rsid="00217bcd" style:font-size-asian="12pt" style:font-size-complex="12pt"/>
    </style:style>
    <style:style style:name="T4" style:family="text">
      <style:text-properties officeooo:rsid="001dc39b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e507d"/>
    </style:style>
    <style:style style:name="T7" style:family="text">
      <style:text-properties officeooo:rsid="00262142"/>
    </style:style>
    <style:style style:name="T8" style:family="text">
      <style:text-properties style:font-name="Times New Roman"/>
    </style:style>
    <style:style style:name="T9" style:family="text">
      <style:text-properties officeooo:rsid="00217bcd"/>
    </style:style>
    <style:style style:name="T10" style:family="text">
      <style:text-properties officeooo:rsid="00224b42"/>
    </style:style>
    <style:style style:name="T11" style:family="text">
      <style:text-properties officeooo:rsid="000bea58"/>
    </style:style>
    <style:style style:name="T12" style:family="text">
      <style:text-properties officeooo:rsid="0007f997"/>
    </style:style>
    <style:style style:name="T13" style:family="text">
      <style:text-properties officeooo:rsid="00216d79"/>
    </style:style>
    <style:style style:name="T14" style:family="text">
      <style:text-properties officeooo:rsid="000de1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</text:p>
          </table:table-cell>
          <table:table-cell table:style-name="Tabella1.B1" office:value-type="string">
            <text:p text:style-name="P1">Visualizza iscritti che usufruiscono del servizio mensa <text:span text:style-name="T9">e che hanno deciso di pagare la retta per il mese di luglio</text:span></text:p>
          </table:table-cell>
        </table:table-row>
        <table:table-row>
          <table:table-cell table:style-name="Tabella1.A2" office:value-type="string">
            <text:p text:style-name="P1">Istanza degli attori partecipanti</text:p>
          </table:table-cell>
          <table:table-cell table:style-name="Tabella1.B2" office:value-type="string">
            <text:p text:style-name="P1">Mario <text:span text:style-name="T10">Polichetti</text:span>: <text:span text:style-name="T10">Impiegato segreteria</text:span></text:p>
          </table:table-cell>
        </table:table-row>
        <table:table-row>
          <table:table-cell table:style-name="Tabella1.A2" office:value-type="string">
            <text:p text:style-name="P1">Flusso degli eventi</text:p>
          </table:table-cell>
          <table:table-cell table:style-name="Tabella1.B2" office:value-type="string">
            <text:list xml:id="list31586452" text:style-name="L1">
              <text:list-item>
                <text:p text:style-name="P2">Mario è <text:span text:style-name="T10">un impiegato della segreteria </text:span>dell'asilo Mazzetti e, <text:span text:style-name="T9">quasi alla fine di Giugno, ha bisogno di sapere quanti iscritti che usufruiscono del servizio mensa rimarranno anche a luglio in modo da poter comunicare i dati alla mensa</text:span></text:p>
                <text:p text:style-name="P2"><text:span text:style-name="T9"/></text:p>
              </text:list-item>
              <text:list-item>
                <text:p text:style-name="P2">Mario accende il pc.</text:p>
                <text:p text:style-name="P2"/>
              </text:list-item>
              <text:list-item>
                <text:p text:style-name="P5"><text:span text:style-name="T10">Mario s</text:span>i connette alla rete.</text:p>
                <text:p text:style-name="P5"/>
              </text:list-item>
              <text:list-item>
                <text:p text:style-name="P5"><text:span text:style-name="T10">Mario a</text:span>ccede al sito <text:span text:style-name="T5">dell'asilo Mazzetti, </text:span><text:span text:style-name="T6">@silo</text:span><text:span text:style-name="T5">.</text:span></text:p>
                <text:p text:style-name="P5"><text:span text:style-name="T5"/></text:p>
              </text:list-item>
              <text:list-item>
                <text:p text:style-name="P6"><text:span text:style-name="T10">Mario e</text:span><text:span text:style-name="T1">ffettua il login inserendo nick e password, rispettivamente Mario72 e 5972</text:span></text:p>
                <text:p text:style-name="P6"><text:span text:style-name="T1"/></text:p>
              </text:list-item>
              <text:list-item>
                <text:p text:style-name="P8"><text:span text:style-name="T4">Il sistema riconosce Mar</text:span><text:span text:style-name="T1">io come </text:span><text:span text:style-name="T10">impiegato di segreteria</text:span><text:span text:style-name="T1"> e gli permette di accedere all'area riservata alla sua categoria</text:span></text:p>
              </text:list-item>
              <text:list-item>
                <text:p text:style-name="P7"><text:span text:style-name="T4">Mar</text:span><text:span text:style-name="T1">i</text:span><text:span text:style-name="T4">o </text:span><text:span text:style-name="T12">accede alla sezione relativa a</text:span><text:span text:style-name="T11">i servizi </text:span><text:span text:style-name="T12">.</text:span></text:p>
                <text:p text:style-name="P11"/>
              </text:list-item>
              <text:list-item>
                <text:p text:style-name="P9"><text:span text:style-name="T1">Il sistema mostra l'interfaccia di interazione </text:span><text:span text:style-name="T11">per i servizi</text:span><text:span text:style-name="T1">.</text:span></text:p>
                <text:p text:style-name="P6"><text:span text:style-name="T1"/></text:p>
              </text:list-item>
              <text:list-item>
                <text:p text:style-name="P5"><text:span text:style-name="T4">Mar</text:span><text:span text:style-name="T1">i</text:span><text:span text:style-name="T4">o seleziona </text:span><text:span text:style-name="T1"><text:s/>“servizio mensa” </text:span><text:span text:style-name="T10">e seleziona</text:span><text:span text:style-name="T9"> “mese di luglio”.</text:span></text:p>
                <text:p text:style-name="P5"><text:span text:style-name="T9"/></text:p>
              </text:list-item>
              <text:list-item>
                <text:p text:style-name="P12"><text:span text:style-name="T13">Il sistema elabora e mostra l'elenco di nomi e cognomi, </text:span><text:span text:style-name="T14">e della data fine e inizio del servizio in questione.</text:span></text:p>
                <text:p text:style-name="P5"><text:span text:style-name="T9"/></text:p>
              </text:list-item>
              <text:list-item>
                <text:p text:style-name="P3"><text:span text:style-name="T7"><text:s/></text:span>Mar<text:span text:style-name="T1">i</text:span>o visualizza l'ele<text:span text:style-name="T8">nco </text:span><text:span text:style-name="T2">di tutti gli iscritti che usufruiscono del servizio mensa </text:span><text:span text:style-name="T3">che rimangono a luglio</text:span><text:span text:style-name="T2"> e lo </text:span><text:soft-page-break/><text:span text:style-name="T2">comunica alla mensa</text:span></text:p>
                <text:p text:style-name="P3"><text:span text:style-name="T2"/></text:p>
              </text:list-item>
              <text:list-item>
                <text:p text:style-name="P4">8. Mario effettua il logout</text:p>
              </text:list-item>
            </text:list>
          </table:table-cell>
        </table:table-row>
      </table:table>
      <text:p text:style-name="P10"><text:span text:style-name="T10">SC_A_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00:41:13.04</meta:creation-date>
    <dc:date>2012-10-23T12:13:36.26</dc:date>
    <meta:editing-duration>P0D</meta:editing-duration>
    <meta:editing-cycles>3</meta:editing-cycles>
    <meta:generator>LibreOffice/3.6$Windows_x86 LibreOffice_project/da8c1e6-fd468f4-454e206-f42a4a9-143cfd</meta:generator>
    <meta:document-statistic meta:table-count="1" meta:image-count="0" meta:object-count="0" meta:page-count="2" meta:paragraph-count="18" meta:word-count="201" meta:character-count="1217" meta:non-whitespace-character-count="1043"/>
  </office:meta>
</office:document-meta>
</file>